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064cm"/>
    </style:style>
    <style:style style:name="Tabla1.B" style:family="table-column">
      <style:table-column-properties style:column-width="6.766cm"/>
    </style:style>
    <style:style style:name="Tabla1.C" style:family="table-column">
      <style:table-column-properties style:column-width="7.1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004cm"/>
    </style:style>
    <style:style style:name="Tabla2.B" style:family="table-column">
      <style:table-column-properties style:column-width="4.957cm"/>
    </style:style>
    <style:style style:name="Tabla2.C" style:family="table-column">
      <style:table-column-properties style:column-width="9.0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2">
      <style:text-properties officeooo:paragraph-rsid="0002ff02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3">
      <style:paragraph-properties fo:margin-left="0cm" fo:margin-right="0cm" fo:text-indent="0cm" style:auto-text-indent="false"/>
    </style:style>
    <style:style style:name="P11" style:family="paragraph" style:parent-style-name="Heading_20_3">
      <style:text-properties officeooo:paragraph-rsid="0005aa8a"/>
    </style:style>
    <style:style style:name="P12" style:family="paragraph" style:parent-style-name="Heading_20_4">
      <style:paragraph-properties fo:margin-left="0cm" fo:margin-right="0cm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Heading">
      <style:paragraph-properties fo:margin-left="0cm" fo:margin-right="0cm" fo:text-indent="0cm" style:auto-text-indent="false"/>
    </style:style>
    <style:style style:name="P15" style:family="paragraph" style:parent-style-name="Text_20_body">
      <style:text-properties officeooo:rsid="0002ff02" officeooo:paragraph-rsid="0002ff02" fo:background-color="#ffff00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>
      <style:text-properties officeooo:paragraph-rsid="0005aa8a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3">
      <style:paragraph-properties fo:margin-left="0cm" fo:margin-right="0cm" fo:text-indent="0cm" style:auto-text-indent="false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4">
      <style:paragraph-properties fo:margin-left="0cm" fo:margin-right="0cm" fo:text-indent="0cm" style:auto-text-indent="false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8">
      <style:paragraph-properties fo:margin-left="0cm" fo:margin-right="0cm" fo:text-indent="0cm" style:auto-text-indent="false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7" style:family="paragraph" style:parent-style-name="Text_20_body" style:list-style-name="L9">
      <style:paragraph-properties fo:margin-left="0cm" fo:margin-right="0cm" fo:text-indent="0cm" style:auto-text-indent="false"/>
    </style:style>
    <style:style style:name="P3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0">
      <style:paragraph-properties fo:margin-left="0cm" fo:margin-right="0cm" fo:text-indent="0cm" style:auto-text-indent="false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11">
      <style:paragraph-properties fo:margin-left="0cm" fo:margin-right="0cm" fo:text-indent="0cm" style:auto-text-indent="false"/>
    </style:style>
    <style:style style:name="P42" style:family="paragraph" style:parent-style-name="Title">
      <style:text-properties officeooo:paragraph-rsid="0005aa8a"/>
    </style:style>
    <style:style style:name="P43" style:family="paragraph" style:parent-style-name="Title">
      <style:text-properties officeooo:rsid="0006ce6d" officeooo:paragraph-rsid="0006ce6d"/>
    </style:style>
    <style:style style:name="T1" style:family="text">
      <style:text-properties officeooo:rsid="00041ec9"/>
    </style:style>
    <style:style style:name="T2" style:family="text">
      <style:text-properties officeooo:rsid="0002ff02" fo:background-color="#ffff00" loext:char-shading-value="0"/>
    </style:style>
    <style:style style:name="T3" style:family="text">
      <style:text-properties officeooo:rsid="0002ff02" fo:background-color="transparent" loext:char-shading-value="0"/>
    </style:style>
    <style:style style:name="T4" style:family="text">
      <style:text-properties officeooo:rsid="0005aa8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MÓDULO 1<text:span text:style-name="T4">(anexos)</text:span>:</text:p>
      <text:p text:style-name="P43">SQL</text:p>
      <text:h text:style-name="P11" text:outline-level="3"><text:span text:style-name="Strong_20_Emphasis"><text:span text:style-name="T2">¿Qué es SQL?</text:span></text:span></text:h>
      <text:p text:style-name="P21">SQL (Structured Query Language) es un lenguaje de programación diseñado para gestionar y manipular bases de datos relacionales. Se utiliza para crear, modificar, consultar y eliminar datos en una base de datos relacional.</text:p>
      <text:p text:style-name="Horizontal_20_Line"/>
      <text:h text:style-name="P10" text:outline-level="3"><text:span text:style-name="Strong_20_Emphasis">Motores de bases de datos SQL</text:span></text:h>
      <text:p text:style-name="P21">Los motores de bases de datos SQL son sistemas que implementan el estándar SQL para gestionar bases de datos relacionales. Algunos de los más populares son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4"><text:span text:style-name="Strong_20_Emphasis">Motor</text:span></text:p>
            </table:table-cell>
            <table:table-cell table:style-name="Tabla1.A1" office:value-type="string">
              <text:p text:style-name="P14"><text:span text:style-name="Strong_20_Emphasis">Descripción</text:span></text:p>
            </table:table-cell>
            <table:table-cell table:style-name="Tabla1.A1" office:value-type="string">
              <text:p text:style-name="P14"><text:span text:style-name="Strong_20_Emphasis">Ámbitos de uso</text:span></text:p>
            </table:table-cell>
          </table:table-row>
        </table:table-header-rows>
        <table:table-row>
          <table:table-cell table:style-name="Tabla1.A1" office:value-type="string">
            <text:p text:style-name="P13"><text:span text:style-name="Strong_20_Emphasis">MySQL</text:span></text:p>
          </table:table-cell>
          <table:table-cell table:style-name="Tabla1.A1" office:value-type="string">
            <text:p text:style-name="P13">Motor de código abierto ampliamente utilizado.</text:p>
          </table:table-cell>
          <table:table-cell table:style-name="Tabla1.A1" office:value-type="string">
            <text:p text:style-name="P13">Aplicaciones web, sistemas de gestión de contenido (CMS), aplicaciones empresariales.</text:p>
          </table:table-cell>
        </table:table-row>
        <table:table-row>
          <table:table-cell table:style-name="Tabla1.A1" office:value-type="string">
            <text:p text:style-name="P13"><text:span text:style-name="Strong_20_Emphasis">PostgreSQL</text:span></text:p>
          </table:table-cell>
          <table:table-cell table:style-name="Tabla1.A1" office:value-type="string">
            <text:p text:style-name="P13">Motor avanzado con soporte para características como JSON, transacciones ACID.</text:p>
          </table:table-cell>
          <table:table-cell table:style-name="Tabla1.A1" office:value-type="string">
            <text:p text:style-name="P13">Análisis de datos, aplicaciones empresariales complejas, geolocalización.</text:p>
          </table:table-cell>
        </table:table-row>
        <table:table-row>
          <table:table-cell table:style-name="Tabla1.A1" office:value-type="string">
            <text:p text:style-name="P13"><text:span text:style-name="Strong_20_Emphasis">SQLite</text:span></text:p>
          </table:table-cell>
          <table:table-cell table:style-name="Tabla1.A1" office:value-type="string">
            <text:p text:style-name="P13">Base de datos ligera, embebida en aplicaciones.</text:p>
          </table:table-cell>
          <table:table-cell table:style-name="Tabla1.A1" office:value-type="string">
            <text:p text:style-name="P13">Aplicaciones móviles, desarrollo local, prototipos.</text:p>
          </table:table-cell>
        </table:table-row>
        <table:table-row>
          <table:table-cell table:style-name="Tabla1.A1" office:value-type="string">
            <text:p text:style-name="P13"><text:span text:style-name="Strong_20_Emphasis">Microsoft SQL Server</text:span></text:p>
          </table:table-cell>
          <table:table-cell table:style-name="Tabla1.A1" office:value-type="string">
            <text:p text:style-name="P13">Motor desarrollado por Microsoft, con integración en el ecosistema Windows.</text:p>
          </table:table-cell>
          <table:table-cell table:style-name="Tabla1.A1" office:value-type="string">
            <text:p text:style-name="P13">Empresas que usan tecnologías Microsoft (ERP, CRM).</text:p>
          </table:table-cell>
        </table:table-row>
        <table:table-row>
          <table:table-cell table:style-name="Tabla1.A1" office:value-type="string">
            <text:p text:style-name="P13"><text:span text:style-name="Strong_20_Emphasis">Oracle Database</text:span></text:p>
          </table:table-cell>
          <table:table-cell table:style-name="Tabla1.A1" office:value-type="string">
            <text:p text:style-name="P13">Potente motor empresarial con soporte para grandes volúmenes de datos.</text:p>
          </table:table-cell>
          <table:table-cell table:style-name="Tabla1.A1" office:value-type="string">
            <text:p text:style-name="P13">Sectores financieros, gubernamentales, empresas con grandes necesidades de datos.</text:p>
          </table:table-cell>
        </table:table-row>
      </table:table>
      <text:p text:style-name="Horizontal_20_Line"/>
      <text:h text:style-name="P10" text:outline-level="3"><text:span text:style-name="Strong_20_Emphasis">Sintaxis básica de SQL</text:span></text:h>
      <text:p text:style-name="P21">La sintaxis de SQL se basa en comandos que permiten realizar operaciones sobre las bases de datos. A continuación, se muestra una tabla con los comandos más habituales, su descripción y ejemplos.</text:p>
      <text:p text:style-name="Horizontal_20_Line"/>
      <text:h text:style-name="P10" text:outline-level="3"><text:span text:style-name="Strong_20_Emphasis">Tabla de comandos SQL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4"><text:span text:style-name="Strong_20_Emphasis">Comando</text:span></text:p>
            </table:table-cell>
            <table:table-cell table:style-name="Tabla2.A1" office:value-type="string">
              <text:p text:style-name="P14"><text:span text:style-name="Strong_20_Emphasis">Descripción</text:span></text:p>
            </table:table-cell>
            <table:table-cell table:style-name="Tabla2.A1" office:value-type="string">
              <text:p text:style-name="P14"><text:span text:style-name="Strong_20_Emphasis">Ejemplo</text:span></text:p>
            </table:table-cell>
          </table:table-row>
        </table:table-header-rows>
        <table:table-row>
          <table:table-cell table:style-name="Tabla2.A1" office:value-type="string">
            <text:p text:style-name="P13"><text:span text:style-name="Strong_20_Emphasis">CREATE </text:span><text:soft-page-break/><text:span text:style-name="Strong_20_Emphasis">DATABASE</text:span></text:p>
          </table:table-cell>
          <table:table-cell table:style-name="Tabla2.A1" office:value-type="string">
            <text:p text:style-name="P13">Crea una nueva base de <text:soft-page-break/>datos.</text:p>
          </table:table-cell>
          <table:table-cell table:style-name="Tabla2.A1" office:value-type="string">
            <text:p text:style-name="P13"><text:span text:style-name="Source_20_Text">CREATE DATABASE mi_base_de_datos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DROP DATABASE</text:span></text:p>
          </table:table-cell>
          <table:table-cell table:style-name="Tabla2.A1" office:value-type="string">
            <text:p text:style-name="P13">Elimina una base de datos existente.</text:p>
          </table:table-cell>
          <table:table-cell table:style-name="Tabla2.A1" office:value-type="string">
            <text:p text:style-name="P13"><text:span text:style-name="Source_20_Text">DROP DATABASE mi_base_de_datos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USE</text:span></text:p>
          </table:table-cell>
          <table:table-cell table:style-name="Tabla2.A1" office:value-type="string">
            <text:p text:style-name="P13">Selecciona una base de datos para trabajar con ella.</text:p>
          </table:table-cell>
          <table:table-cell table:style-name="Tabla2.A1" office:value-type="string">
            <text:p text:style-name="P13"><text:span text:style-name="Source_20_Text">USE mi_base_de_datos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CREATE TABLE</text:span></text:p>
          </table:table-cell>
          <table:table-cell table:style-name="Tabla2.A1" office:value-type="string">
            <text:p text:style-name="P13">Crea una nueva tabla en la base de datos.</text:p>
          </table:table-cell>
          <table:table-cell table:style-name="Tabla2.A1" office:value-type="string">
            <text:p text:style-name="P13"><text:span text:style-name="Source_20_Text">CREATE TABLE usuarios (id INT PRIMARY KEY, nombre VARCHAR(50))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DROP TABLE</text:span></text:p>
          </table:table-cell>
          <table:table-cell table:style-name="Tabla2.A1" office:value-type="string">
            <text:p text:style-name="P13">Elimina una tabla existente.</text:p>
          </table:table-cell>
          <table:table-cell table:style-name="Tabla2.A1" office:value-type="string">
            <text:p text:style-name="P13"><text:span text:style-name="Source_20_Text">DROP TABLE usuarios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INSERT INTO</text:span></text:p>
          </table:table-cell>
          <table:table-cell table:style-name="Tabla2.A1" office:value-type="string">
            <text:p text:style-name="P13">Inserta nuevos registros en una tabla.</text:p>
          </table:table-cell>
          <table:table-cell table:style-name="Tabla2.A1" office:value-type="string">
            <text:p text:style-name="P13"><text:span text:style-name="Source_20_Text">INSERT INTO usuarios (id, nombre) VALUES (1, 'Juan')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SELECT</text:span></text:p>
          </table:table-cell>
          <table:table-cell table:style-name="Tabla2.A1" office:value-type="string">
            <text:p text:style-name="P13">Recupera datos de una tabla.</text:p>
          </table:table-cell>
          <table:table-cell table:style-name="Tabla2.A1" office:value-type="string">
            <text:p text:style-name="P13"><text:span text:style-name="Source_20_Text">SELECT * FROM usuarios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UPDATE</text:span></text:p>
          </table:table-cell>
          <table:table-cell table:style-name="Tabla2.A1" office:value-type="string">
            <text:p text:style-name="P13">Actualiza registros existentes en una tabla.</text:p>
          </table:table-cell>
          <table:table-cell table:style-name="Tabla2.A1" office:value-type="string">
            <text:p text:style-name="P13"><text:span text:style-name="Source_20_Text">UPDATE usuarios SET nombre = 'Pedro' WHERE id = 1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DELETE</text:span></text:p>
          </table:table-cell>
          <table:table-cell table:style-name="Tabla2.A1" office:value-type="string">
            <text:p text:style-name="P13">Elimina registros de una tabla.</text:p>
          </table:table-cell>
          <table:table-cell table:style-name="Tabla2.A1" office:value-type="string">
            <text:p text:style-name="P13"><text:span text:style-name="Source_20_Text">DELETE FROM usuarios WHERE id = 1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ALTER TABLE</text:span></text:p>
          </table:table-cell>
          <table:table-cell table:style-name="Tabla2.A1" office:value-type="string">
            <text:p text:style-name="P13">Modifica la estructura de una tabla existente.</text:p>
          </table:table-cell>
          <table:table-cell table:style-name="Tabla2.A1" office:value-type="string">
            <text:p text:style-name="P13"><text:span text:style-name="Source_20_Text">ALTER TABLE usuarios ADD COLUMN edad INT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TRUNCATE TABLE</text:span></text:p>
          </table:table-cell>
          <table:table-cell table:style-name="Tabla2.A1" office:value-type="string">
            <text:p text:style-name="P13">Elimina todos los registros de una tabla sin borrar la tabla.</text:p>
          </table:table-cell>
          <table:table-cell table:style-name="Tabla2.A1" office:value-type="string">
            <text:p text:style-name="P13"><text:span text:style-name="Source_20_Text">TRUNCATE TABLE usuarios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PRIMARY KEY</text:span></text:p>
          </table:table-cell>
          <table:table-cell table:style-name="Tabla2.A1" office:value-type="string">
            <text:p text:style-name="P13">Define una columna como clave primaria (única e identificable).</text:p>
          </table:table-cell>
          <table:table-cell table:style-name="Tabla2.A1" office:value-type="string">
            <text:p text:style-name="P13"><text:span text:style-name="Source_20_Text">CREATE TABLE usuarios (id INT PRIMARY KEY, nombre VARCHAR(50));</text:span></text:p>
          </table:table-cell>
        </table:table-row>
        <table:table-row>
          <table:table-cell table:style-name="Tabla2.A1" office:value-type="string">
            <text:p text:style-name="P13"><text:span text:style-name="Strong_20_Emphasis">FOREIGN KEY</text:span></text:p>
          </table:table-cell>
          <table:table-cell table:style-name="Tabla2.A1" office:value-type="string">
            <text:p text:style-name="P13">Define una columna como clave foránea (relacionada con otra tabla).</text:p>
          </table:table-cell>
          <table:table-cell table:style-name="Tabla2.A1" office:value-type="string">
            <text:p text:style-name="P13"><text:span text:style-name="Source_20_Text">CREATE TABLE pedidos (id INT PRIMARY KEY, usuario_id INT, FOREIGN KEY (usuario_id) REFERENCES usuarios(id));</text:span></text:p>
          </table:table-cell>
        </table:table-row>
      </table:table>
      <text:p text:style-name="Horizontal_20_Line"/>
      <text:h text:style-name="P10" text:outline-level="3"><text:span text:style-name="Strong_20_Emphasis">Ejemplos prácticos</text:span></text:h>
      <text:h text:style-name="P12" text:outline-level="4">1. <text:span text:style-name="Strong_20_Emphasis">Crear una base de datos</text:span></text:h>
      <text:p text:style-name="P22"/>
      <text:section text:style-name="Sect1" text:name="code-textarea-4d119d7b-0f16-461e-be24-4c424e831475-18">
        <text:p text:style-name="P22">CREATE DATABASE tienda;</text:p>
      </text:section>
      <text:section text:style-name="Sect1" text:name="plt-canvas-4d119d7b-0f16-461e-be24-4c424e831475-18">
        <text:p text:style-name="P22"/>
      </text:section>
      <text:h text:style-name="P12" text:outline-level="4">2. <text:span text:style-name="Strong_20_Emphasis">Seleccionar la base de datos</text:span></text:h>
      <text:p text:style-name="P22"/>
      <text:section text:style-name="Sect1" text:name="code-textarea-4d119d7b-0f16-461e-be24-4c424e831475-21">
        <text:p text:style-name="P22">USE tienda;</text:p>
      </text:section>
      <text:section text:style-name="Sect1" text:name="plt-canvas-4d119d7b-0f16-461e-be24-4c424e831475-21">
        <text:p text:style-name="P22"/>
      </text:section>
      <text:h text:style-name="P12" text:outline-level="4"><text:soft-page-break/>3. <text:span text:style-name="Strong_20_Emphasis">Crear una tabla</text:span></text:h>
      <text:p text:style-name="P22"/>
      <text:section text:style-name="Sect1" text:name="code-textarea-4d119d7b-0f16-461e-be24-4c424e831475-24">
        <text:p text:style-name="P22">⌄</text:p>
        <text:p text:style-name="P22">CREATE TABLE productos (</text:p>
        <text:p text:style-name="P22">id INT PRIMARY KEY,</text:p>
        <text:p text:style-name="P22">nombre VARCHAR(100),</text:p>
        <text:p text:style-name="P22">precio DECIMAL(10, 2)</text:p>
        <text:p text:style-name="P22">);</text:p>
      </text:section>
      <text:section text:style-name="Sect1" text:name="plt-canvas-4d119d7b-0f16-461e-be24-4c424e831475-24">
        <text:p text:style-name="P22"/>
      </text:section>
      <text:h text:style-name="P12" text:outline-level="4">4. <text:span text:style-name="Strong_20_Emphasis">Insertar registros</text:span></text:h>
      <text:p text:style-name="P22"/>
      <text:section text:style-name="Sect1" text:name="code-textarea-4d119d7b-0f16-461e-be24-4c424e831475-27">
        <text:p text:style-name="P22">INSERT INTO productos (id, nombre, precio) VALUES (1, 'Laptop', 1200.00);</text:p>
        <text:p text:style-name="P22">INSERT INTO productos (id, nombre, precio) VALUES (2, 'Mouse', 25.00);</text:p>
      </text:section>
      <text:section text:style-name="Sect1" text:name="plt-canvas-4d119d7b-0f16-461e-be24-4c424e831475-27">
        <text:p text:style-name="P22"/>
      </text:section>
      <text:h text:style-name="P12" text:outline-level="4">5. <text:span text:style-name="Strong_20_Emphasis">Consultar datos</text:span></text:h>
      <text:p text:style-name="P22"/>
      <text:section text:style-name="Sect1" text:name="code-textarea-4d119d7b-0f16-461e-be24-4c424e831475-30">
        <text:p text:style-name="P22">SELECT * FROM productos;</text:p>
      </text:section>
      <text:section text:style-name="Sect1" text:name="plt-canvas-4d119d7b-0f16-461e-be24-4c424e831475-30">
        <text:p text:style-name="P22"/>
      </text:section>
      <text:h text:style-name="P12" text:outline-level="4">6. <text:span text:style-name="Strong_20_Emphasis">Actualizar un registro</text:span></text:h>
      <text:p text:style-name="P22"/>
      <text:section text:style-name="Sect1" text:name="code-textarea-4d119d7b-0f16-461e-be24-4c424e831475-33">
        <text:p text:style-name="P22">UPDATE productos SET precio = 1100.00 WHERE id = 1;</text:p>
      </text:section>
      <text:section text:style-name="Sect1" text:name="plt-canvas-4d119d7b-0f16-461e-be24-4c424e831475-33">
        <text:p text:style-name="P22"/>
      </text:section>
      <text:h text:style-name="P12" text:outline-level="4">7. <text:span text:style-name="Strong_20_Emphasis">Eliminar un registro</text:span></text:h>
      <text:p text:style-name="P22"/>
      <text:section text:style-name="Sect1" text:name="code-textarea-4d119d7b-0f16-461e-be24-4c424e831475-36">
        <text:p text:style-name="P22">DELETE FROM productos WHERE id = 2;</text:p>
      </text:section>
      <text:section text:style-name="Sect1" text:name="plt-canvas-4d119d7b-0f16-461e-be24-4c424e831475-36">
        <text:p text:style-name="P22"/>
      </text:section>
      <text:h text:style-name="P12" text:outline-level="4">8. <text:span text:style-name="Strong_20_Emphasis">Eliminar una tabla</text:span></text:h>
      <text:p text:style-name="P22"/>
      <text:section text:style-name="Sect1" text:name="code-textarea-4d119d7b-0f16-461e-be24-4c424e831475-39">
        <text:p text:style-name="P22">DROP TABLE productos;</text:p>
      </text:section>
      <text:section text:style-name="Sect1" text:name="plt-canvas-4d119d7b-0f16-461e-be24-4c424e831475-39">
        <text:p text:style-name="P22"/>
      </text:section>
      <text:h text:style-name="P12" text:outline-level="4">9. <text:span text:style-name="Strong_20_Emphasis">Eliminar una base de datos</text:span></text:h>
      <text:p text:style-name="P22"/>
      <text:section text:style-name="Sect1" text:name="code-textarea-4d119d7b-0f16-461e-be24-4c424e831475-42">
        <text:p text:style-name="P22">DROP DATABASE tienda;</text:p>
      </text:section>
      <text:section text:style-name="Sect1" text:name="plt-canvas-4d119d7b-0f16-461e-be24-4c424e831475-42">
        <text:p text:style-name="P22"/>
      </text:section>
      <text:p text:style-name="Horizontal_20_Line"/>
      <text:h text:style-name="P10" text:outline-level="3"><text:soft-page-break/><text:span text:style-name="Strong_20_Emphasis">Resumen</text:span></text:h>
      <text:list text:style-name="L11">
        <text:list-item>
          <text:p text:style-name="P40"><text:span text:style-name="Strong_20_Emphasis">SQL </text:span>es un lenguaje esencial para gestionar bases de datos relacionales.</text:p>
        </text:list-item>
        <text:list-item>
          <text:p text:style-name="P40">Los <text:span text:style-name="Strong_20_Emphasis">motores de bases de datos SQL </text:span>como MySQL, PostgreSQL y SQLite son herramientas fundamentales para diferentes tipos de proyectos.</text:p>
        </text:list-item>
        <text:list-item>
          <text:p text:style-name="P40">La <text:span text:style-name="Strong_20_Emphasis">sintaxis de SQL </text:span>incluye comandos para crear, modificar y manipular bases de datos y tablas.</text:p>
        </text:list-item>
        <text:list-item>
          <text:p text:style-name="P41">Las <text:span text:style-name="Strong_20_Emphasis">tablas de comandos y ejemplos </text:span>proporcionadas son una guía práctica para comenzar a trabajar con SQL.</text:p>
        </text:list-item>
      </text:list>
      <text:p text:style-name="P20"><text:span text:style-name="Strong_20_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</text:page-number><text:s/>/ <text:page-count>4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8T17:38:22.733906138</dc:date>
    <meta:editing-duration>PT20M27S</meta:editing-duration>
    <meta:editing-cycles>5</meta:editing-cycles>
    <meta:generator>LibreOffice/24.2.2.2$Linux_X86_64 LibreOffice_project/d56cc158d8a96260b836f100ef4b4ef25d6f1a01</meta:generator>
    <meta:print-date>2025-03-18T17:27:56.697553710</meta:print-date>
    <meta:printed-by>Archivos PDF</meta:printed-by>
    <meta:document-statistic meta:table-count="2" meta:image-count="0" meta:object-count="0" meta:page-count="4" meta:paragraph-count="103" meta:word-count="595" meta:character-count="3805" meta:non-whitespace-character-count="3317"/>
  </office:meta>
</office:document-meta>
</file>